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n 2016 I spent one month in Guatemala teaching English. The village was a Mayan Itzen village located just north of Flores in northern Guatemala.<text:s/>The village was connected to the world be a 5km dirt road, which, unless you had work elsewhere, you would probably never travel.<text:s/>The Mayan Itza are an indigenous group who’s way of life has not changed much in centuries.<text:s/>I was the only<text:s/>Westerner in an entire village<text:s/>which spoke no English, I felt an impossible task lay ahead.</text:p>
      <text:p text:style-name="Normal">I had two roles in the village. One in the classrooms for<text:s/>teenagers<text:s/>aged 14-16 and one in the local community centre teaching younger kids.</text:p>
      <text:p text:style-name="Normal">To this day the positivity,<text:s/>happiness<text:s/>and creativity<text:s/>of these<text:s/>younger<text:s/>children<text:s/>makes me smile.<text:s/>We played games through English, drew pictures, made drama and dance. The image of a sponge comes to mind when I think of these younger childrens’ brains, whatever I said or drew or coloured, it just seemed to stick them. I saw so much potential in these young children.<text:s/><text:s/>However, when I think about their futures (from my dealings with the older teenagers)<text:s/>I fear that that potential has remained only potential, like<text:s/>seeds that never experienced the rain.<text:s/></text:p>
      <text:p text:style-name="Normal">In the school<text:s/>I was a teacher standing at the top of the classroom with only a few words of Spanish. The normal English lesson consisted of the teacher typing a word into google translate, saying it, sometimes incorrectly and the class repeating. Needless to say the bar wasn’t set to high.<text:s/>During the month I learned how little a barrier language is in teaching….and even when removing it, creativity and ideas start to flow. When you cannot turn to a workbook or an Interactive whiteboard, or a sesquipedalian speech its amazing what a teacher can think of doing to communicate a lesson. I found myself drawing, dancing, jumping and singing (all which the teenagers found very amusing). And as I think back now I feel this is how learning should be. I have no doubt these teenagers learned more in that month that they had in 3 years of the orators google translate.</text:p>
      <text:p text:style-name="Normal">Looking back, the reaction from the class was mixed. With about 1/3 interested in learning English. 1/3 catching up on their maths homework and 1/3 staring at this Westerner<text:s/>wondering where he came from. <text:s/>I was told before I started teaching here that these kids learned enough maths to do basic sums to be able to work at the local markets. As a<text:s/>result,<text:s/>the atmosphere was often one of resignation, a certain self-fulfilling prophecy.<text:s/>These seemed to be young kids whose ambitions<text:s/>were not encouraged.<text:s/>They would leave school at 16, less ambitious, motivated and creative than they were 5 years before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nice Maher</meta:initial-creator>
    <dc:creator>Canice Maher</dc:creator>
    <meta:creation-date>2018-03-16T19:58:00Z</meta:creation-date>
    <dc:date>2018-03-16T20:28:00Z</dc:date>
    <meta:template xlink:href="Normal" xlink:type="simple"/>
    <meta:editing-cycles>6</meta:editing-cycles>
    <meta:editing-duration>PT1800S</meta:editing-duration>
    <meta:document-statistic meta:page-count="1" meta:paragraph-count="5" meta:word-count="394" meta:character-count="2639" meta:row-count="18" meta:non-whitespace-character-count="2250"/>
  </office:meta>
</office:document-meta>
</file>